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oduleSource.notify( Document insertD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oduleSource.dele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oduleSource.getInputAttribute( String inputModuleName , String attribut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OM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oduleSource.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oduleSource.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odule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oduleSource.canCancel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oduleSource.toSAX(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oduleSource.dele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.setOutputAttribute( String outputModuleName , String attribute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odule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oduleSource.XModuleSource( Map objectModel , String uri , ServiceManager manager , Logger logg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ModuleSourc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